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text/xml" manifest:full-path="content.xml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Object 24/settings.xml"/>
  <manifest:file-entry manifest:media-type="text/xml" manifest:full-path="Object 24/content.xml"/>
  <manifest:file-entry manifest:media-type="application/vnd.oasis.opendocument.formula" manifest:version="1.2" manifest:full-path="Object 24/"/>
  <manifest:file-entry manifest:media-type="text/xml" manifest:full-path="Object 25/settings.xml"/>
  <manifest:file-entry manifest:media-type="text/xml" manifest:full-path="Object 25/content.xml"/>
  <manifest:file-entry manifest:media-type="application/vnd.oasis.opendocument.formula" manifest:version="1.2" manifest:full-path="Object 25/"/>
  <manifest:file-entry manifest:media-type="text/xml" manifest:full-path="Object 26/settings.xml"/>
  <manifest:file-entry manifest:media-type="text/xml" manifest:full-path="Object 26/content.xml"/>
  <manifest:file-entry manifest:media-type="application/vnd.oasis.opendocument.formula" manifest:version="1.2" manifest:full-path="Object 26/"/>
  <manifest:file-entry manifest:media-type="image/png" manifest:full-path="Thumbnails/thumbnail.png"/>
  <manifest:file-entry manifest:media-type="text/xml" manifest:full-path="Object 27/settings.xml"/>
  <manifest:file-entry manifest:media-type="text/xml" manifest:full-path="Object 27/content.xml"/>
  <manifest:file-entry manifest:media-type="application/vnd.oasis.opendocument.formula" manifest:version="1.2" manifest:full-path="Object 27/"/>
  <manifest:file-entry manifest:media-type="text/xml" manifest:full-path="Object 28/settings.xml"/>
  <manifest:file-entry manifest:media-type="text/xml" manifest:full-path="Object 28/content.xml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application/vnd.oasis.opendocument.formula" manifest:version="1.2" manifest:full-path="Object 28/"/>
  <manifest:file-entry manifest:media-type="text/xml" manifest:full-path="Object 29/settings.xml"/>
  <manifest:file-entry manifest:media-type="text/xml" manifest:full-path="Object 29/content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8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5.667cm" style:rel-column-width="21845*"/>
    </style:style>
    <style:style style:name="Tabel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1.C1" style:family="table-cell">
      <style:table-cell-properties fo:padding="0.097cm" fo:border="0.05pt solid #000000"/>
    </style:style>
    <style:style style:name="Tabell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1.C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1.A3" style:family="table-cell">
      <style:table-cell-properties fo:padding="0.097cm" fo:border-left="0.05pt solid #000000" fo:border-right="none" fo:border-top="none" fo:border-bottom="0.05pt solid #000000"/>
    </style:style>
    <style:style style:name="Tabell1.B3" style:family="table-cell">
      <style:table-cell-properties fo:padding="0.097cm" fo:border-left="0.05pt solid #000000" fo:border-right="none" fo:border-top="none" fo:border-bottom="0.05pt solid #000000"/>
    </style:style>
    <style:style style:name="Tabell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1.A5" style:family="table-cell">
      <style:table-cell-properties fo:padding="0.097cm" fo:border-left="0.05pt solid #000000" fo:border-right="none" fo:border-top="none" fo:border-bottom="0.05pt solid #000000"/>
    </style:style>
    <style:style style:name="Tabell1.B5" style:family="table-cell">
      <style:table-cell-properties fo:padding="0.097cm" fo:border-left="0.05pt solid #000000" fo:border-right="none" fo:border-top="none" fo:border-bottom="0.05pt solid #000000"/>
    </style:style>
    <style:style style:name="Tabell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1.A7" style:family="table-cell">
      <style:table-cell-properties fo:padding="0.097cm" fo:border-left="0.05pt solid #000000" fo:border-right="none" fo:border-top="none" fo:border-bottom="0.05pt solid #000000"/>
    </style:style>
    <style:style style:name="Tabell1.B7" style:family="table-cell">
      <style:table-cell-properties fo:padding="0.097cm" fo:border-left="0.05pt solid #000000" fo:border-right="none" fo:border-top="none" fo:border-bottom="0.05pt solid #000000"/>
    </style:style>
    <style:style style:name="Tabell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1.A9" style:family="table-cell">
      <style:table-cell-properties fo:padding="0.097cm" fo:border-left="0.05pt solid #000000" fo:border-right="none" fo:border-top="none" fo:border-bottom="0.05pt solid #000000"/>
    </style:style>
    <style:style style:name="Tabell1.B9" style:family="table-cell">
      <style:table-cell-properties fo:padding="0.097cm" fo:border-left="0.05pt solid #000000" fo:border-right="none" fo:border-top="none" fo:border-bottom="0.05pt solid #000000"/>
    </style:style>
    <style:style style:name="Tabell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1.A11" style:family="table-cell">
      <style:table-cell-properties fo:padding="0.097cm" fo:border-left="0.05pt solid #000000" fo:border-right="none" fo:border-top="none" fo:border-bottom="0.05pt solid #000000"/>
    </style:style>
    <style:style style:name="Tabell1.B11" style:family="table-cell">
      <style:table-cell-properties fo:padding="0.097cm" fo:border-left="0.05pt solid #000000" fo:border-right="none" fo:border-top="none" fo:border-bottom="0.05pt solid #000000"/>
    </style:style>
    <style:style style:name="Tabell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1.A13" style:family="table-cell">
      <style:table-cell-properties fo:padding="0.097cm" fo:border-left="0.05pt solid #000000" fo:border-right="none" fo:border-top="none" fo:border-bottom="0.05pt solid #000000"/>
    </style:style>
    <style:style style:name="Tabell1.B13" style:family="table-cell">
      <style:table-cell-properties fo:padding="0.097cm" fo:border-left="0.05pt solid #000000" fo:border-right="none" fo:border-top="none" fo:border-bottom="0.05pt solid #000000"/>
    </style:style>
    <style:style style:name="Tabell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1.A15" style:family="table-cell">
      <style:table-cell-properties fo:padding="0.097cm" fo:border-left="0.05pt solid #000000" fo:border-right="none" fo:border-top="none" fo:border-bottom="0.05pt solid #000000"/>
    </style:style>
    <style:style style:name="Tabell1.B15" style:family="table-cell">
      <style:table-cell-properties fo:padding="0.097cm" fo:border-left="0.05pt solid #000000" fo:border-right="none" fo:border-top="none" fo:border-bottom="0.05pt solid #000000"/>
    </style:style>
    <style:style style:name="Tabell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1.A17" style:family="table-cell">
      <style:table-cell-properties fo:padding="0.097cm" fo:border-left="0.05pt solid #000000" fo:border-right="none" fo:border-top="none" fo:border-bottom="0.05pt solid #000000"/>
    </style:style>
    <style:style style:name="Tabell1.B17" style:family="table-cell">
      <style:table-cell-properties fo:padding="0.097cm" fo:border-left="0.05pt solid #000000" fo:border-right="none" fo:border-top="none" fo:border-bottom="0.05pt solid #000000"/>
    </style:style>
    <style:style style:name="Tabell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1.A19" style:family="table-cell">
      <style:table-cell-properties fo:padding="0.097cm" fo:border-left="0.05pt solid #000000" fo:border-right="none" fo:border-top="none" fo:border-bottom="0.05pt solid #000000"/>
    </style:style>
    <style:style style:name="Tabell1.B19" style:family="table-cell">
      <style:table-cell-properties fo:padding="0.097cm" fo:border-left="0.05pt solid #000000" fo:border-right="none" fo:border-top="none" fo:border-bottom="0.05pt solid #000000"/>
    </style:style>
    <style:style style:name="Tabell1.C1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1" table:style-name="Tabell1">
        <table:table-column table:style-name="Tabell1.A" table:number-columns-repeated="3"/>
        <table:table-row>
          <table:table-cell table:style-name="Tabell1.A1" office:value-type="string">
            <text:p text:style-name="P2">Kinetisk energi</text:p>
          </table:table-cell>
          <table:table-cell table:style-name="Tabell1.A1" office:value-type="string">
            <text:p text:style-name="P2">värmemängd</text:p>
          </table:table-cell>
          <table:table-cell table:style-name="Tabell1.C1" office:value-type="string">
            <text:p text:style-name="P2">Tillståndsändrings värmemängd</text:p>
          </table:table-cell>
        </table:table-row>
        <table:table-row>
          <table:table-cell table:style-name="Tabell1.A2" office:value-type="string">
            <text:p text:style-name="P1"><draw:frame draw:style-name="fr1" draw:name="Objekt1" text:anchor-type="as-char" svg:y="-0.619cm" svg:width="2.099cm" svg:height="0.937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ell1.A2" office:value-type="string">
            <text:p text:style-name="P1"><draw:frame draw:style-name="fr1" draw:name="Objekt2" text:anchor-type="as-char" svg:y="-0.323cm" svg:width="3.771cm" svg:height="0.452cm" draw:z-index="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ell1.C2" office:value-type="string">
            <text:p text:style-name="P1"><draw:frame draw:style-name="fr1" draw:name="Objekt16" text:anchor-type="as-char" svg:y="-0.316cm" svg:width="2.03cm" svg:height="0.445cm" draw:z-index="0"><draw:object xlink:href="./Object 3" xlink:type="simple" xlink:show="embed" xlink:actuate="onLoad"/><draw:image xlink:href="./ObjectReplacements/Object 3" xlink:type="simple" xlink:show="embed" xlink:actuate="onLoad"/><svg:desc>formel</svg:desc></draw:frame></text:p>
          </table:table-cell>
        </table:table-row>
        <table:table-row>
          <table:table-cell table:style-name="Tabell1.B19" office:value-type="string">
            <text:p text:style-name="P2">partialtryck</text:p>
          </table:table-cell>
          <table:table-cell table:style-name="Tabell1.B19" office:value-type="string">
            <text:p text:style-name="P2">Tryck höjd</text:p>
          </table:table-cell>
          <table:table-cell table:style-name="Tabell1.C19" office:value-type="string">
            <text:p text:style-name="P2">Tryck yta</text:p>
          </table:table-cell>
        </table:table-row>
        <table:table-row>
          <table:table-cell table:style-name="Tabell1.A2" office:value-type="string">
            <text:p text:style-name="P1"><draw:frame draw:style-name="fr1" draw:name="Objekt50" text:anchor-type="as-char" svg:y="-0.473cm" svg:width="2.746cm" svg:height="0.667cm" draw:z-index="4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ell1.A2" office:value-type="string">
            <text:p text:style-name="P1"><draw:frame draw:style-name="fr1" draw:name="Objekt13" text:anchor-type="as-char" svg:y="-0.316cm" svg:width="2.477cm" svg:height="0.445cm" draw:z-index="5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ell1.C2" office:value-type="string">
            <text:p text:style-name="P1"><draw:frame draw:style-name="fr1" draw:name="Objekt12" text:anchor-type="as-char" svg:y="-0.572cm" svg:width="1.753cm" svg:height="0.873cm" draw:z-index="3"><draw:object xlink:href="./Object 6" xlink:type="simple" xlink:show="embed" xlink:actuate="onLoad"/><draw:image xlink:href="./ObjectReplacements/Object 6" xlink:type="simple" xlink:show="embed" xlink:actuate="onLoad"/><svg:desc>formel</svg:desc></draw:frame></text:p>
          </table:table-cell>
        </table:table-row>
        <table:table-row>
          <table:table-cell table:style-name="Tabell1.B19" office:value-type="string">
            <text:p text:style-name="P2">Tryck, volym och temperatur förhållande (gas)</text:p>
          </table:table-cell>
          <table:table-cell table:style-name="Tabell1.B19" office:value-type="string">
            <text:p text:style-name="P2">J.D. Van der Waals tryckvolymsformel</text:p>
          </table:table-cell>
          <table:table-cell table:style-name="Tabell1.C19" office:value-type="string">
            <text:p text:style-name="P2">totaltryck</text:p>
          </table:table-cell>
        </table:table-row>
        <table:table-row>
          <table:table-cell table:style-name="Tabell1.A2" office:value-type="string">
            <text:p text:style-name="P1"><draw:frame draw:style-name="fr1" draw:name="Objekt46" text:anchor-type="as-char" svg:y="-0.572cm" svg:width="5.182cm" svg:height="0.94cm" draw:z-index="7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ell1.A2" office:value-type="string">
            <text:p text:style-name="P1"><draw:frame draw:style-name="fr1" draw:name="Objekt51" text:anchor-type="as-char" svg:y="-0.617cm" svg:width="5.226cm" svg:height="1.087cm" draw:z-index="8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ell1.C2" office:value-type="string">
            <text:p text:style-name="P1"><draw:frame draw:style-name="fr1" draw:name="Objekt25" text:anchor-type="as-char" svg:y="-0.619cm" svg:width="4.572cm" svg:height="0.937cm" draw:z-index="6"><draw:object xlink:href="./Object 12" xlink:type="simple" xlink:show="embed" xlink:actuate="onLoad"/><draw:image xlink:href="./ObjectReplacements/Object 12" xlink:type="simple" xlink:show="embed" xlink:actuate="onLoad"/><svg:desc>formel</svg:desc></draw:frame></text:p>
          </table:table-cell>
        </table:table-row>
        <table:table-row>
          <table:table-cell table:style-name="Tabell1.B19" office:value-type="string">
            <text:p text:style-name="P2">Tillägsterm till totaltryck. Tillämpning av bernoullis ekvation</text:p>
          </table:table-cell>
          <table:table-cell table:style-name="Tabell1.B19" office:value-type="string">
            <text:p text:style-name="P2">Densitet och temperaturtryck förhållande</text:p>
          </table:table-cell>
          <table:table-cell table:style-name="Tabell1.C19" office:value-type="string">
            <text:p text:style-name="P2">Partikel densitet </text:p>
          </table:table-cell>
        </table:table-row>
        <table:table-row>
          <table:table-cell table:style-name="Tabell1.A2" office:value-type="string">
            <text:p text:style-name="P1"><draw:frame draw:style-name="fr1" draw:name="Objekt38" text:anchor-type="as-char" svg:y="-0.619cm" svg:width="2.99cm" svg:height="0.937cm" draw:z-index="15"><draw:object xlink:href="./Object 23" xlink:type="simple" xlink:show="embed" xlink:actuate="onLoad"/><draw:image xlink:href="./ObjectReplacements/Object 23" xlink:type="simple" xlink:show="embed" xlink:actuate="onLoad"/><svg:desc>formel</svg:desc></draw:frame></text:p>
            <text:p text:style-name="P1">f = friktionsfaktor</text:p>
          </table:table-cell>
          <table:table-cell table:style-name="Tabell1.A2" office:value-type="string">
            <text:p text:style-name="P1"><draw:frame draw:style-name="fr1" draw:name="Objekt47" text:anchor-type="as-char" svg:y="-0.572cm" svg:width="2.177cm" svg:height="0.94cm" draw:z-index="16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ell1.C2" office:value-type="string">
            <text:p text:style-name="P1"><draw:frame draw:style-name="fr1" draw:name="Objekt48" text:anchor-type="as-char" svg:y="-0.572cm" svg:width="2.074cm" svg:height="0.94cm" draw:z-index="17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</table:table-row>
        <table:table-row>
          <table:table-cell table:style-name="Tabell1.B19" office:value-type="string">
            <text:p text:style-name="P2">substansmängd</text:p>
          </table:table-cell>
          <table:table-cell table:style-name="Tabell1.B19" office:value-type="string">
            <text:p text:style-name="P2">Molekyls massa i kilo</text:p>
          </table:table-cell>
          <table:table-cell table:style-name="Tabell1.C19" office:value-type="string">
            <text:p text:style-name="P2"/>
          </table:table-cell>
        </table:table-row>
        <table:table-row>
          <table:table-cell table:style-name="Tabell1.A2" office:value-type="string">
            <text:p text:style-name="P1"><draw:frame draw:style-name="fr1" draw:name="Objekt44" text:anchor-type="as-char" svg:y="-0.572cm" svg:width="1.849cm" svg:height="0.945cm" draw:z-index="18"><draw:object xlink:href="./Object 10" xlink:type="simple" xlink:show="embed" xlink:actuate="onLoad"/><draw:image xlink:href="./ObjectReplacements/Object 10" xlink:type="simple" xlink:show="embed" xlink:actuate="onLoad"/><svg:desc>formel</svg:desc></draw:frame></text:p>
          </table:table-cell>
          <table:table-cell table:style-name="Tabell1.A2" office:value-type="string">
            <text:p text:style-name="P1"><draw:frame draw:style-name="fr1" draw:name="Objekt45" text:anchor-type="as-char" svg:y="-0.577cm" svg:width="1.87cm" svg:height="0.945cm" draw:z-index="19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ell1.C2" office:value-type="string">
            <text:p text:style-name="P1"/>
          </table:table-cell>
        </table:table-row>
        <table:table-row>
          <table:table-cell table:style-name="Tabell1.B19" office:value-type="string">
            <text:p text:style-name="P2">flödeslikhet</text:p>
          </table:table-cell>
          <table:table-cell table:style-name="Tabell1.B19" office:value-type="string">
            <text:p text:style-name="P2">flödesdefinition</text:p>
          </table:table-cell>
          <table:table-cell table:style-name="Tabell1.C19" office:value-type="string">
            <text:p text:style-name="P2">földesändring</text:p>
          </table:table-cell>
        </table:table-row>
        <table:table-row>
          <table:table-cell table:style-name="Tabell1.A2" office:value-type="string">
            <text:p text:style-name="P1"><draw:frame draw:style-name="fr1" draw:name="Objekt22" text:anchor-type="as-char" svg:y="-0.316cm" svg:width="1.623cm" svg:height="0.445cm" draw:z-index="9"><draw:object xlink:href="./Object 13" xlink:type="simple" xlink:show="embed" xlink:actuate="onLoad"/><draw:image xlink:href="./ObjectReplacements/Object 13" xlink:type="simple" xlink:show="embed" xlink:actuate="onLoad"/><svg:desc>formel</svg:desc></draw:frame></text:p>
          </table:table-cell>
          <table:table-cell table:style-name="Tabell1.A2" office:value-type="string">
            <text:p text:style-name="P1"><draw:frame draw:style-name="fr1" draw:name="Objekt23" text:anchor-type="as-char" svg:y="-0.316cm" svg:width="2.424cm" svg:height="0.445cm" draw:z-index="10"><draw:object xlink:href="./Object 14" xlink:type="simple" xlink:show="embed" xlink:actuate="onLoad"/><draw:image xlink:href="./ObjectReplacements/Object 14" xlink:type="simple" xlink:show="embed" xlink:actuate="onLoad"/><svg:desc>formel</svg:desc></draw:frame></text:p>
          </table:table-cell>
          <table:table-cell table:style-name="Tabell1.C2" office:value-type="string">
            <text:p text:style-name="P1"><draw:frame draw:style-name="fr1" draw:name="Objekt24" text:anchor-type="as-char" svg:y="-0.504cm" svg:width="2.175cm" svg:height="0.808cm" draw:z-index="11"><draw:object xlink:href="./Object 15" xlink:type="simple" xlink:show="embed" xlink:actuate="onLoad"/><draw:image xlink:href="./ObjectReplacements/Object 15" xlink:type="simple" xlink:show="embed" xlink:actuate="onLoad"/><svg:desc>formel</svg:desc></draw:frame></text:p>
          </table:table-cell>
        </table:table-row>
        <table:table-row>
          <table:table-cell table:style-name="Tabell1.B19" office:value-type="string">
            <text:p text:style-name="P2">Flöde i rör med viskositet</text:p>
          </table:table-cell>
          <table:table-cell table:style-name="Tabell1.B19" office:value-type="string">
            <text:p text:style-name="P2">Utflödestryck ur tankbotten</text:p>
          </table:table-cell>
          <table:table-cell table:style-name="Tabell1.C19" office:value-type="string">
            <text:p text:style-name="P2">Reynolds tal. Om över 2000 = turbulent</text:p>
          </table:table-cell>
        </table:table-row>
        <table:table-row>
          <table:table-cell table:style-name="Tabell1.A2" office:value-type="string">
            <text:p text:style-name="P1"><draw:frame draw:style-name="fr1" draw:name="Objekt37" text:anchor-type="as-char" svg:y="-0.572cm" svg:width="4.191cm" svg:height="0.935cm" draw:z-index="21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ell1.A2" office:value-type="string">
            <text:p text:style-name="P1"><draw:frame draw:style-name="fr1" draw:name="Objekt27" text:anchor-type="as-char" svg:y="-0.506cm" svg:width="4.496cm" svg:height="0.885cm" draw:z-index="24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ell1.C2" office:value-type="string">
            <text:p text:style-name="P1"><draw:frame draw:style-name="fr1" draw:name="Objekt29" text:anchor-type="as-char" svg:y="-0.572cm" svg:width="2.101cm" svg:height="0.935cm" draw:z-index="25"><draw:object xlink:href="./Object 26" xlink:type="simple" xlink:show="embed" xlink:actuate="onLoad"/><draw:image xlink:href="./ObjectReplacements/Object 26" xlink:type="simple" xlink:show="embed" xlink:actuate="onLoad"/><svg:desc>formel</svg:desc></draw:frame></text:p>
          </table:table-cell>
        </table:table-row>
        <table:table-row>
          <table:table-cell table:style-name="Tabell1.B19" office:value-type="string">
            <text:p text:style-name="P2">Friktion, lyft och tyngdkraften på en molekyl </text:p>
          </table:table-cell>
          <table:table-cell table:style-name="Tabell1.B19" office:value-type="string">
            <text:p text:style-name="P2">viskocitetskraft</text:p>
          </table:table-cell>
          <table:table-cell table:style-name="Tabell1.C19" office:value-type="string">
            <text:p text:style-name="P2">Viskocitetskraft djup</text:p>
          </table:table-cell>
        </table:table-row>
        <table:table-row>
          <table:table-cell table:style-name="Tabell1.A2" office:value-type="string">
            <text:p text:style-name="P1"><draw:frame draw:style-name="fr1" draw:name="Objekt35" text:anchor-type="as-char" svg:y="-0.362cm" svg:width="3.2cm" svg:height="0.492cm" draw:z-index="12"><draw:object xlink:href="./Object 18" xlink:type="simple" xlink:show="embed" xlink:actuate="onLoad"/><draw:image xlink:href="./ObjectReplacements/Object 18" xlink:type="simple" xlink:show="embed" xlink:actuate="onLoad"/><svg:desc>formel</svg:desc></draw:frame></text:p>
          </table:table-cell>
          <table:table-cell table:style-name="Tabell1.A2" office:value-type="string">
            <text:p text:style-name="P1"><draw:frame draw:style-name="fr1" draw:name="Objekt33" text:anchor-type="as-char" svg:y="-0.519cm" svg:width="3.103cm" svg:height="0.82cm" draw:z-index="13"><draw:object xlink:href="./Object 19" xlink:type="simple" xlink:show="embed" xlink:actuate="onLoad"/><draw:image xlink:href="./ObjectReplacements/Object 19" xlink:type="simple" xlink:show="embed" xlink:actuate="onLoad"/><svg:desc>formel</svg:desc></draw:frame></text:p>
          </table:table-cell>
          <table:table-cell table:style-name="Tabell1.C2" office:value-type="string">
            <text:p text:style-name="P1"><draw:frame draw:style-name="fr1" draw:name="Objekt34" text:anchor-type="as-char" svg:y="-0.519cm" svg:width="3.369cm" svg:height="0.887cm" draw:z-index="14"><draw:object xlink:href="./Object 20" xlink:type="simple" xlink:show="embed" xlink:actuate="onLoad"/><draw:image xlink:href="./ObjectReplacements/Object 20" xlink:type="simple" xlink:show="embed" xlink:actuate="onLoad"/><svg:desc>formel</svg:desc></draw:frame></text:p>
          </table:table-cell>
        </table:table-row>
        <table:table-row>
          <table:table-cell table:style-name="Tabell1.B19" office:value-type="string">
            <text:p text:style-name="P2">Stokes lag</text:p>
          </table:table-cell>
          <table:table-cell table:style-name="Tabell1.B19" office:value-type="string">
            <text:p text:style-name="P2">Ytspänningskraft på nått ringformat</text:p>
          </table:table-cell>
          <table:table-cell table:style-name="Tabell1.C19" office:value-type="string">
            <text:p text:style-name="P2">kapilärkraft</text:p>
          </table:table-cell>
        </table:table-row>
        <table:table-row>
          <table:table-cell table:style-name="Tabell1.A2" office:value-type="string">
            <text:p text:style-name="P1"><draw:frame draw:style-name="fr1" draw:name="Objekt36" text:anchor-type="as-char" svg:y="-0.316cm" svg:width="3.457cm" svg:height="0.445cm" draw:z-index="22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Tabell1.A2" office:value-type="string">
            <text:p text:style-name="P1"><draw:frame draw:style-name="fr1" draw:name="Objekt40" text:anchor-type="as-char" svg:y="-0.316cm" svg:width="2.348cm" svg:height="0.445cm" draw:z-index="23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Tabell1.C2" office:value-type="string">
            <text:p text:style-name="P1"><draw:frame draw:style-name="fr1" draw:name="Objekt41" text:anchor-type="as-char" svg:y="-0.572cm" svg:width="3.78cm" svg:height="0.875cm" draw:z-index="20"><draw:object xlink:href="./Object 25" xlink:type="simple" xlink:show="embed" xlink:actuate="onLoad"/><draw:image xlink:href="./ObjectReplacements/Object 25" xlink:type="simple" xlink:show="embed" xlink:actuate="onLoad"/><svg:desc>formel</svg:desc></draw:frame></text:p>
          </table:table-cell>
        </table:table-row>
        <table:table-row>
          <table:table-cell table:style-name="Tabell1.B19" office:value-type="string">
            <text:p text:style-name="P2">längdändring</text:p>
          </table:table-cell>
          <table:table-cell table:style-name="Tabell1.B19" office:value-type="string">
            <text:p text:style-name="P2">volymändring</text:p>
          </table:table-cell>
          <table:table-cell table:style-name="Tabell1.C19" office:value-type="string">
            <text:p text:style-name="P2">boltzmanskonstant</text:p>
          </table:table-cell>
        </table:table-row>
        <table:table-row>
          <table:table-cell table:style-name="Tabell1.A2" office:value-type="string">
            <text:p text:style-name="P1"><draw:frame draw:style-name="fr1" draw:name="Objekt42" text:anchor-type="as-char" svg:y="-0.51cm" svg:width="2.489cm" svg:height="0.811cm" draw:z-index="27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ell1.A2" office:value-type="string">
            <text:p text:style-name="P1"><draw:frame draw:style-name="fr1" draw:name="Objekt43" text:anchor-type="as-char" svg:y="-0.572cm" svg:width="2.819cm" svg:height="0.94cm" draw:z-index="28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ell1.C2" office:value-type="string">
            <text:p text:style-name="P1"><draw:frame draw:style-name="fr1" draw:name="Objekt49" text:anchor-type="as-char" svg:y="-0.572cm" svg:width="4.974cm" svg:height="0.94cm" draw:z-index="26"><draw:object xlink:href="./Object 29" xlink:type="simple" xlink:show="embed" xlink:actuate="onLoad"/><draw:image xlink:href="./ObjectReplacements/Object 29" xlink:type="simple" xlink:show="embed" xlink:actuate="onLoad"/><svg:desc>formel</svg:desc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4T18:37:38</meta:creation-date>
    <dc:date>2011-12-02T10:38:45</dc:date>
    <meta:editing-duration>PT47M11S</meta:editing-duration>
    <meta:editing-cycles>2</meta:editing-cycles>
    <meta:generator>LibreOffice/3.4$Linux LibreOffice_project/340m1$Build-402</meta:generator>
    <meta:document-statistic meta:table-count="1" meta:image-count="0" meta:object-count="29" meta:page-count="1" meta:paragraph-count="59" meta:word-count="81" meta:character-count="692" meta:non-whitespace-character-count="610"/>
  </office:meta>
</office:document-meta>
</file>

<file path=Object 1/content.xml><?xml version="1.0" encoding="utf-8"?>
<math xmlns="http://www.w3.org/1998/Math/MathML">
  <semantics>
    <mrow>
      <msub>
        <mi>E</mi>
        <mrow>
          <mi>K</mi>
        </mrow>
      </msub>
      <mrow>
        <mi/>
        <mo stretchy="false">=</mo>
        <mi/>
      </mrow>
      <mfrac>
        <mrow>
          <msub>
            <mo stretchy="false">Є</mo>
            <mi>m</mi>
          </msub>
          <msup>
            <mi>v</mi>
            <mn>2</mn>
          </msup>
        </mrow>
        <mrow>
          <mn>2</mn>
        </mrow>
      </mfrac>
    </mrow>
    <annotation encoding="StarMath 5.0">E_{K} ~=~ {%Ux0404 _m v^2}over{2}</annotation>
  </semantics>
</math>
</file>

<file path=Object 10/content.xml><?xml version="1.0" encoding="utf-8"?>
<math xmlns="http://www.w3.org/1998/Math/MathML">
  <semantics>
    <mrow>
      <mi>n</mi>
      <mrow>
        <mi/>
        <mo stretchy="false">=</mo>
        <mi/>
      </mrow>
      <mfrac>
        <mrow>
          <msub>
            <mo stretchy="false">Є</mo>
            <mi>m</mi>
          </msub>
        </mrow>
        <mrow>
          <msub>
            <mo stretchy="false">Є</mo>
            <mrow>
              <mi>M</mi>
              <mrow>
                <mo stretchy="false">[</mo>
                <mrow>
                  <mi>u</mi>
                </mrow>
                <mo stretchy="false">]</mo>
              </mrow>
            </mrow>
          </msub>
        </mrow>
      </mfrac>
    </mrow>
    <annotation encoding="StarMath 5.0">n ~=~ {%Ux0404_m}over{%Ux0404_{M[u]}}</annotation>
  </semantics>
</math>
</file>

<file path=Object 11/content.xml><?xml version="1.0" encoding="utf-8"?>
<math xmlns="http://www.w3.org/1998/Math/MathML">
  <semantics>
    <mrow>
      <mo stretchy="false">μ</mo>
      <mrow>
        <mi/>
        <mo stretchy="false">=</mo>
        <mi/>
      </mrow>
      <mfrac>
        <msub>
          <mo stretchy="false">Є</mo>
          <mrow>
            <mi>M</mi>
            <mrow>
              <mo stretchy="false">[</mo>
              <mrow>
                <mi>u</mi>
              </mrow>
              <mo stretchy="false">]</mo>
            </mrow>
          </mrow>
        </msub>
        <msub>
          <mi>K</mi>
          <mi mathvariant="italic">Na</mi>
        </msub>
      </mfrac>
    </mrow>
    <annotation encoding="StarMath 5.0">%mu ~=~ %Ux0404_{M[u]} over K_Na</annotation>
  </semantics>
</math>
</file>

<file path=Object 12/content.xml><?xml version="1.0" encoding="utf-8"?>
<math xmlns="http://www.w3.org/1998/Math/MathML">
  <semantics>
    <mrow>
      <msub>
        <mo stretchy="false">Є</mo>
        <mi>p</mi>
      </msub>
      <mrow>
        <mi/>
        <mo stretchy="false">+</mo>
        <mi/>
      </mrow>
      <mfrac>
        <mrow>
          <msub>
            <mo stretchy="false">ρ</mo>
            <mi>m</mi>
          </msub>
          <msup>
            <mi>v</mi>
            <mn>2</mn>
          </msup>
        </mrow>
        <mrow>
          <mn>2</mn>
        </mrow>
      </mfrac>
      <mrow>
        <mi/>
        <mo stretchy="false">+</mo>
        <mi/>
      </mrow>
      <msub>
        <mo stretchy="false">ρ</mo>
        <mi>m</mi>
      </msub>
      <msub>
        <mi>v</mi>
        <mi>g</mi>
      </msub>
      <msub>
        <mo stretchy="false">Γ</mo>
        <mi>h</mi>
      </msub>
      <mrow>
        <mi/>
        <mo stretchy="false">=</mo>
        <mi/>
      </mrow>
      <msub>
        <mo stretchy="false">Є</mo>
        <mi mathvariant="italic">Ptot</mi>
      </msub>
    </mrow>
    <annotation encoding="StarMath 5.0">%Ux0404_p `+` {%rho_m v^2}over{2} `+` %rho_m v_g %GAMMA_h ~=~ %Ux0404_Ptot</annotation>
  </semantics>
</math>
</file>

<file path=Object 13/content.xml><?xml version="1.0" encoding="utf-8"?>
<math xmlns="http://www.w3.org/1998/Math/MathML">
  <semantics>
    <mrow>
      <msub>
        <mo stretchy="false">Φ</mo>
        <mn>1</mn>
      </msub>
      <mrow>
        <mi/>
        <mo stretchy="false">=</mo>
        <mi/>
      </mrow>
      <msub>
        <mo stretchy="false">Φ</mo>
        <mn>2</mn>
      </msub>
    </mrow>
    <annotation encoding="StarMath 5.0">%PHI _1 ~=~ %PHI _2</annotation>
  </semantics>
</math>
</file>

<file path=Object 14/content.xml><?xml version="1.0" encoding="utf-8"?>
<math xmlns="http://www.w3.org/1998/Math/MathML">
  <semantics>
    <mrow>
      <msub>
        <mo stretchy="false">Φ</mo>
        <mi>m</mi>
      </msub>
      <mrow>
        <mi/>
        <mo stretchy="false">=</mo>
        <mi/>
      </mrow>
      <mrow>
        <mrow>
          <msub>
            <mo stretchy="false">ρ</mo>
            <mi>m</mi>
          </msub>
          <mo stretchy="false">⋅</mo>
          <msub>
            <mo stretchy="false">Γ</mo>
            <mi>A</mi>
          </msub>
        </mrow>
        <mo stretchy="false">⋅</mo>
        <mi>v</mi>
      </mrow>
    </mrow>
    <annotation encoding="StarMath 5.0">%PHI_m ~=~ %rho_m cdot %GAMMA_A cdot v</annotation>
  </semantics>
</math>
</file>

<file path=Object 15/content.xml><?xml version="1.0" encoding="utf-8"?>
<math xmlns="http://www.w3.org/1998/Math/MathML">
  <semantics>
    <mrow>
      <msub>
        <mi>v</mi>
        <mn>2</mn>
      </msub>
      <mrow>
        <mi/>
        <mo stretchy="false">=</mo>
        <mi/>
      </mrow>
      <mrow>
        <msub>
          <mi>v</mi>
          <mn>1</mn>
        </msub>
        <mo stretchy="false">⋅</mo>
        <mi/>
      </mrow>
      <mfrac>
        <mrow>
          <msub>
            <mo stretchy="false">Γ</mo>
            <mi mathvariant="italic">A1</mi>
          </msub>
        </mrow>
        <mrow>
          <msub>
            <mo stretchy="false">Γ</mo>
            <mi mathvariant="italic">A2</mi>
          </msub>
        </mrow>
      </mfrac>
    </mrow>
    <annotation encoding="StarMath 5.0">v_2 ~=~ v_1 cdot `{%GAMMA_A1}over{%GAMMA_A2}</annotation>
  </semantics>
</math>
</file>

<file path=Object 16/content.xml><?xml version="1.0" encoding="utf-8"?>
<math xmlns="http://www.w3.org/1998/Math/MathML">
  <semantics>
    <mrow>
      <msub>
        <mo stretchy="false">Φ</mo>
        <mi>V</mi>
      </msub>
      <mrow>
        <mi/>
        <mo stretchy="false">=</mo>
        <mi/>
      </mrow>
      <mfrac>
        <mrow>
          <mo stretchy="false">π</mo>
        </mrow>
        <mrow>
          <msub>
            <mn>8M</mn>
            <mo stretchy="false">η</mo>
          </msub>
        </mrow>
      </mfrac>
      <mrow>
        <mi/>
        <mo stretchy="false">⋅</mo>
        <mi/>
      </mrow>
      <mfrac>
        <mrow>
          <mrow>
            <msub>
              <mo stretchy="false">Є</mo>
              <mi mathvariant="italic">p1</mi>
            </msub>
            <mo stretchy="false">−</mo>
            <msub>
              <mo stretchy="false">Є</mo>
              <mi mathvariant="italic">p2</mi>
            </msub>
          </mrow>
        </mrow>
        <mrow>
          <msub>
            <mo stretchy="false">Γ</mo>
            <mi>l</mi>
          </msub>
        </mrow>
      </mfrac>
      <mrow>
        <mi/>
        <mo stretchy="false">⋅</mo>
        <mi/>
      </mrow>
      <msubsup>
        <mo stretchy="false">Γ</mo>
        <mi>r</mi>
        <mn>4</mn>
      </msubsup>
    </mrow>
    <annotation encoding="StarMath 5.0">%PHI_V ~=~ {%pi}over{8M_%eta}` cdot `{%Ux0404_p1 - %Ux0404_p2}over{%GAMMA_l} `cdot` %GAMMA_r^4</annotation>
  </semantics>
</math>
</file>

<file path=Object 17/content.xml><?xml version="1.0" encoding="utf-8"?>
<math xmlns="http://www.w3.org/1998/Math/MathML">
  <semantics>
    <mtable>
      <mtr>
        <mtd>
          <mrow>
            <mi>v</mi>
            <mrow>
              <mi/>
              <mo stretchy="false">=</mo>
              <mi/>
            </mrow>
            <mrow>
              <mi>K</mi>
              <mo stretchy="false">⋅</mo>
              <msqrt>
                <mrow>
                  <mn>2</mn>
                  <msub>
                    <mi>v</mi>
                    <mi>g</mi>
                  </msub>
                  <msub>
                    <mo stretchy="false">Γ</mo>
                    <mi>h</mi>
                  </msub>
                </mrow>
              </msqrt>
            </mrow>
          </mrow>
        </mtd>
      </mtr>
      <mtr>
        <mtd>
          <mrow>
            <mi>K</mi>
            <mrow>
              <mi/>
              <mo stretchy="false">=</mo>
              <mi/>
            </mrow>
            <mi mathvariant="italic">virvelbildningskonstant</mi>
          </mrow>
        </mtd>
      </mtr>
    </mtable>
    <annotation encoding="StarMath 5.0">v ~=~ K cdot sqrt{2 v_g %GAMMA_h} newline
K ~=~ virvelbildningskonstant </annotation>
  </semantics>
</math>
</file>

<file path=Object 18/content.xml><?xml version="1.0" encoding="utf-8"?>
<math xmlns="http://www.w3.org/1998/Math/MathML">
  <semantics>
    <mrow>
      <mover accent="true">
        <msub>
          <mi>F</mi>
          <mi>f</mi>
        </msub>
        <mo stretchy="false">⃗</mo>
      </mover>
      <mrow>
        <mi/>
        <mo stretchy="false">+</mo>
        <mi/>
      </mrow>
      <mover accent="true">
        <msub>
          <mi>F</mi>
          <mi>l</mi>
        </msub>
        <mo stretchy="false">⃗</mo>
      </mover>
      <mrow>
        <mi/>
        <mo stretchy="false">+</mo>
        <mi/>
      </mrow>
      <mover accent="true">
        <msub>
          <mi>F</mi>
          <mi>g</mi>
        </msub>
        <mo stretchy="false">⃗</mo>
      </mover>
      <mrow>
        <mi/>
        <mo stretchy="false">=</mo>
        <mi/>
      </mrow>
      <mover accent="true">
        <mi>O</mi>
        <mo stretchy="false">⃗</mo>
      </mover>
    </mrow>
    <annotation encoding="StarMath 5.0">vec F_f `+` vec F_l `+` vec F_g ~=~ vec O </annotation>
  </semantics>
</math>
</file>

<file path=Object 19/content.xml><?xml version="1.0" encoding="utf-8"?>
<math xmlns="http://www.w3.org/1998/Math/MathML">
  <semantics>
    <mrow>
      <msub>
        <mi>F</mi>
        <mi>f</mi>
      </msub>
      <mrow>
        <mi/>
        <mo stretchy="false">=</mo>
        <mrow>
          <mi/>
          <mo stretchy="false">−</mo>
          <mrow>
            <mrow>
              <msub>
                <mi>M</mi>
                <mo stretchy="false">η</mo>
              </msub>
              <mo stretchy="false">⋅</mo>
              <msub>
                <mo stretchy="false">Γ</mo>
                <mi>A</mi>
              </msub>
            </mrow>
            <mo stretchy="false">⋅</mo>
            <mi/>
          </mrow>
        </mrow>
      </mrow>
      <mfrac>
        <mrow>
          <mi>v</mi>
        </mrow>
        <mrow>
          <msub>
            <mo stretchy="false">Γ</mo>
            <mi>l</mi>
          </msub>
        </mrow>
      </mfrac>
    </mrow>
    <annotation encoding="StarMath 5.0">F_f ~=~ - M_%eta cdot %GAMMA_A cdot `{v}over{%GAMMA_l}</annotation>
  </semantics>
</math>
</file>

<file path=Object 2/content.xml><?xml version="1.0" encoding="utf-8"?>
<math xmlns="http://www.w3.org/1998/Math/MathML">
  <semantics>
    <mrow>
      <msub>
        <mi>E</mi>
        <mi>Q</mi>
      </msub>
      <mrow>
        <mi/>
        <mo stretchy="false">=</mo>
        <mi/>
      </mrow>
      <mrow>
        <msub>
          <mo stretchy="false">Є</mo>
          <mi>m</mi>
        </msub>
        <mo stretchy="false">⋅</mo>
        <msub>
          <mi>W</mi>
          <mi>c</mi>
        </msub>
      </mrow>
      <mrow>
        <mo stretchy="false">(</mo>
        <mrow>
          <mrow>
            <msub>
              <mo stretchy="false">Є</mo>
              <mrow>
                <mi mathvariant="italic">T2</mi>
              </mrow>
            </msub>
            <mo stretchy="false">−</mo>
            <msub>
              <mo stretchy="false">Є</mo>
              <mrow>
                <mi mathvariant="italic">T1</mi>
              </mrow>
            </msub>
          </mrow>
        </mrow>
        <mo stretchy="false">)</mo>
      </mrow>
    </mrow>
    <annotation encoding="StarMath 5.0">E_Q ~=~ %Ux0404_m cdot W_c (%Ux0404_{T2} - %Ux0404_{T1})</annotation>
  </semantics>
</math>
</file>

<file path=Object 20/content.xml><?xml version="1.0" encoding="utf-8"?>
<math xmlns="http://www.w3.org/1998/Math/MathML">
  <semantics>
    <mrow>
      <msub>
        <mi>F</mi>
        <mi>f</mi>
      </msub>
      <mrow>
        <mi/>
        <mo stretchy="false">=</mo>
        <mrow>
          <mi/>
          <mo stretchy="false">−</mo>
          <mrow>
            <mrow>
              <msub>
                <mi>M</mi>
                <mo stretchy="false">η</mo>
              </msub>
              <mo stretchy="false">⋅</mo>
              <msub>
                <mo stretchy="false">Γ</mo>
                <mi>A</mi>
              </msub>
            </mrow>
            <mo stretchy="false">⋅</mo>
            <mi/>
          </mrow>
        </mrow>
      </mrow>
      <mfrac>
        <mrow>
          <mi mathvariant="italic">dv</mi>
        </mrow>
        <mrow>
          <mi>d</mi>
          <msub>
            <mo stretchy="false">Γ</mo>
            <mi>l</mi>
          </msub>
        </mrow>
      </mfrac>
    </mrow>
    <annotation encoding="StarMath 5.0">F_f ~=~ - M_%eta  cdot %GAMMA_A cdot ` {dv}over{d%GAMMA_l}</annotation>
  </semantics>
</math>
</file>

<file path=Object 21/content.xml><?xml version="1.0" encoding="utf-8"?>
<math xmlns="http://www.w3.org/1998/Math/MathML">
  <semantics>
    <mrow>
      <msub>
        <mi>F</mi>
        <mi>f</mi>
      </msub>
      <mrow>
        <mi/>
        <mo stretchy="false">=</mo>
        <mrow>
          <mi/>
          <mo stretchy="false">−</mo>
          <mi>K</mi>
        </mrow>
      </mrow>
      <mo stretchy="false">π</mo>
      <mi>r</mi>
      <mrow>
        <msub>
          <mi>M</mi>
          <mo stretchy="false">η</mo>
        </msub>
        <mo stretchy="false">⋅</mo>
        <msub>
          <mi>v</mi>
          <mi mathvariant="italic">slut</mi>
        </msub>
      </mrow>
    </mrow>
    <annotation encoding="StarMath 5.0">F_f ~=~  -K %pi r M_%eta  cdot v_slut</annotation>
  </semantics>
</math>
</file>

<file path=Object 22/content.xml><?xml version="1.0" encoding="utf-8"?>
<math xmlns="http://www.w3.org/1998/Math/MathML">
  <semantics>
    <mrow>
      <msub>
        <mo stretchy="false">ρ</mo>
        <mi>n</mi>
      </msub>
      <mrow>
        <mi/>
        <mo stretchy="false">=</mo>
        <mi/>
      </mrow>
      <mfrac>
        <mrow>
          <msub>
            <mo stretchy="false">Є</mo>
            <mi>p</mi>
          </msub>
        </mrow>
        <mrow>
          <msub>
            <mi>K</mi>
            <mi>k</mi>
          </msub>
          <msub>
            <mo stretchy="false">Є</mo>
            <mi>T</mi>
          </msub>
        </mrow>
      </mfrac>
    </mrow>
    <annotation encoding="StarMath 5.0">%rho_n ~=~ {%Ux0404_p}over{K_k %Ux0404_T}</annotation>
  </semantics>
</math>
</file>

<file path=Object 23/content.xml><?xml version="1.0" encoding="utf-8"?>
<math xmlns="http://www.w3.org/1998/Math/MathML">
  <semantics>
    <mrow>
      <mi>C</mi>
      <mrow>
        <mi/>
        <mo stretchy="false">=</mo>
        <mi/>
      </mrow>
      <mrow>
        <mn>2f</mn>
        <mo stretchy="false">⋅</mo>
        <mi/>
      </mrow>
      <mrow>
        <mfrac>
          <mrow>
            <msub>
              <mo stretchy="false">Γ</mo>
              <mi>l</mi>
            </msub>
          </mrow>
          <mrow>
            <msub>
              <mo stretchy="false">Γ</mo>
              <mi>r</mi>
            </msub>
          </mrow>
        </mfrac>
        <mo stretchy="false">⋅</mo>
        <mi/>
      </mrow>
      <mfrac>
        <mrow>
          <msub>
            <mo stretchy="false">ρ</mo>
            <mi>m</mi>
          </msub>
          <msup>
            <mi>v</mi>
            <mn>2</mn>
          </msup>
        </mrow>
        <mrow>
          <mn>2</mn>
        </mrow>
      </mfrac>
    </mrow>
    <annotation encoding="StarMath 5.0">C ~=~ 2f cdot `{%GAMMA_l}over{%GAMMA_r} cdot `{%rho_m v^2}over{2}</annotation>
  </semantics>
</math>
</file>

<file path=Object 24/content.xml><?xml version="1.0" encoding="utf-8"?>
<math xmlns="http://www.w3.org/1998/Math/MathML">
  <semantics>
    <mrow>
      <msub>
        <mi>F</mi>
        <mi>f</mi>
      </msub>
      <mrow>
        <mi/>
        <mo stretchy="false">=</mo>
        <mi/>
      </mrow>
      <mn>2</mn>
      <mrow>
        <msub>
          <mi>F</mi>
          <mo stretchy="false">γ</mo>
        </msub>
        <mo stretchy="false">⋅</mo>
        <msub>
          <mo stretchy="false">Γ</mo>
          <mi>l</mi>
        </msub>
      </mrow>
    </mrow>
    <annotation encoding="StarMath 5.0">F_f ~=~ 2 F_%gamma cdot %GAMMA_l</annotation>
  </semantics>
</math>
</file>

<file path=Object 25/content.xml><?xml version="1.0" encoding="utf-8"?>
<math xmlns="http://www.w3.org/1998/Math/MathML">
  <semantics>
    <mrow>
      <mfrac>
        <mrow>
          <mn>2</mn>
          <mrow>
            <msub>
              <mi>F</mi>
              <mo stretchy="false">γ</mo>
            </msub>
            <mo stretchy="false">⋅</mo>
            <mi>cos</mi>
          </mrow>
          <mrow>
            <mo stretchy="false">(</mo>
            <mrow>
              <mo stretchy="false">Θ</mo>
            </mrow>
            <mo stretchy="false">)</mo>
          </mrow>
        </mrow>
        <mrow>
          <msub>
            <mo stretchy="false">Γ</mo>
            <mi>r</mi>
          </msub>
        </mrow>
      </mfrac>
      <mrow>
        <mi/>
        <mo stretchy="false">=</mo>
        <mi/>
      </mrow>
      <msub>
        <mo stretchy="false">ρ</mo>
        <mi>m</mi>
      </msub>
      <msub>
        <mi>v</mi>
        <mi>g</mi>
      </msub>
      <msub>
        <mo stretchy="false">Γ</mo>
        <mi>h</mi>
      </msub>
    </mrow>
    <annotation encoding="StarMath 5.0">{2 F_%gamma cdot cos(%THETA )}over{%GAMMA_r} ~=~ %rho_m v_g %GAMMA_h</annotation>
  </semantics>
</math>
</file>

<file path=Object 26/content.xml><?xml version="1.0" encoding="utf-8"?>
<math xmlns="http://www.w3.org/1998/Math/MathML">
  <semantics>
    <mrow>
      <msub>
        <mi>R</mi>
        <mi>e</mi>
      </msub>
      <mrow>
        <mi/>
        <mo stretchy="false">=</mo>
        <mi/>
      </mrow>
      <mfrac>
        <mrow>
          <msub>
            <mo stretchy="false">ρ</mo>
            <mi>m</mi>
          </msub>
          <mi>v</mi>
          <mi>d</mi>
        </mrow>
        <mrow>
          <msub>
            <mi>M</mi>
            <mo stretchy="false">η</mo>
          </msub>
        </mrow>
      </mfrac>
    </mrow>
    <annotation encoding="StarMath 5.0">R_e ~=~ {%rho_m v d}over{M_%eta }</annotation>
  </semantics>
</math>
</file>

<file path=Object 27/content.xml><?xml version="1.0" encoding="utf-8"?>
<math xmlns="http://www.w3.org/1998/Math/MathML">
  <semantics>
    <mrow>
      <mfrac>
        <mrow>
          <mo stretchy="false">Δ</mo>
          <msub>
            <mo stretchy="false">Γ</mo>
            <mi>l</mi>
          </msub>
        </mrow>
        <mrow>
          <msub>
            <mo stretchy="false">Γ</mo>
            <mi>l</mi>
          </msub>
        </mrow>
      </mfrac>
      <mrow>
        <mi/>
        <mo stretchy="false">=</mo>
        <mi/>
      </mrow>
      <mo stretchy="false">α</mo>
      <mo stretchy="false">Δ</mo>
      <msub>
        <mo stretchy="false">Є</mo>
        <mi>T</mi>
      </msub>
    </mrow>
    <annotation encoding="StarMath 5.0">{%DELTA %GAMMA_l}over{%GAMMA_l} ~=~ %alpha %DELTA %Ux0404_T</annotation>
  </semantics>
</math>
</file>

<file path=Object 28/content.xml><?xml version="1.0" encoding="utf-8"?>
<math xmlns="http://www.w3.org/1998/Math/MathML">
  <semantics>
    <mrow>
      <mfrac>
        <mrow>
          <mo stretchy="false">Δ</mo>
          <msub>
            <mi>C</mi>
            <mi>V</mi>
          </msub>
        </mrow>
        <mrow>
          <msub>
            <mi>C</mi>
            <mi>V</mi>
          </msub>
        </mrow>
      </mfrac>
      <mrow>
        <mi/>
        <mo stretchy="false">=</mo>
        <mi/>
      </mrow>
      <mo stretchy="false">γ</mo>
      <mrow>
        <mi/>
        <mo stretchy="false">⋅</mo>
        <mi/>
      </mrow>
      <mo stretchy="false">Δ</mo>
      <msub>
        <mo stretchy="false">Є</mo>
        <mi>T</mi>
      </msub>
    </mrow>
    <annotation encoding="StarMath 5.0">{%DELTA C_V}over{C_V} ~=~ %gamma `cdot` %DELTA %Ux0404_T</annotation>
  </semantics>
</math>
</file>

<file path=Object 29/content.xml><?xml version="1.0" encoding="utf-8"?>
<math xmlns="http://www.w3.org/1998/Math/MathML">
  <semantics>
    <mrow>
      <msub>
        <mi>K</mi>
        <mi>k</mi>
      </msub>
      <mrow>
        <mi/>
        <mo stretchy="false">=</mo>
        <mi/>
      </mrow>
      <mfrac>
        <mrow>
          <msub>
            <mi>K</mi>
            <mi>R</mi>
          </msub>
        </mrow>
        <mrow>
          <msub>
            <mi>K</mi>
            <mi mathvariant="italic">Na</mi>
          </msub>
        </mrow>
      </mfrac>
      <mrow>
        <mi/>
        <mo stretchy="false">=</mo>
        <mi/>
      </mrow>
      <mrow>
        <mn>1,38</mn>
        <mo stretchy="false">⋅</mo>
        <msup>
          <mn>10</mn>
          <mrow>
            <mo stretchy="false">−</mo>
            <mn>23</mn>
          </mrow>
        </msup>
      </mrow>
      <mrow>
        <mo stretchy="false">[</mo>
        <mrow>
          <mrow>
            <mi>J</mi>
            <mo stretchy="false">/</mo>
            <mi>K</mi>
          </mrow>
        </mrow>
        <mo stretchy="false">]</mo>
      </mrow>
    </mrow>
    <annotation encoding="StarMath 5.0">K_k ~=~ {K_R}over{K_Na} ~=~ 1,38 cdot 10^-23 [J/K]</annotation>
  </semantics>
</math>
</file>

<file path=Object 3/content.xml><?xml version="1.0" encoding="utf-8"?>
<math xmlns="http://www.w3.org/1998/Math/MathML">
  <semantics>
    <mrow>
      <msub>
        <mi>E</mi>
        <mi>Q</mi>
      </msub>
      <mrow>
        <mi/>
        <mo stretchy="false">=</mo>
        <mi/>
      </mrow>
      <mrow>
        <msub>
          <mi>l</mi>
          <mrow>
            <mi>v</mi>
          </mrow>
        </msub>
        <mo stretchy="false">⋅</mo>
        <msub>
          <mo stretchy="false">Є</mo>
          <mi>m</mi>
        </msub>
      </mrow>
    </mrow>
    <annotation encoding="StarMath 5.0">E_Q ~=~ l_{v} cdot %Ux0404_m </annotation>
  </semantics>
</math>
</file>

<file path=Object 4/content.xml><?xml version="1.0" encoding="utf-8"?>
<math xmlns="http://www.w3.org/1998/Math/MathML">
  <semantics>
    <mrow>
      <msub>
        <mo stretchy="false">Є</mo>
        <mi mathvariant="italic">Ptot</mi>
      </msub>
      <mrow>
        <mi/>
        <mo stretchy="false">=</mo>
        <mi/>
      </mrow>
      <mrow>
        <msubsup>
          <mo stretchy="false">∑</mo>
          <mrow>
            <mrow>
              <mi>i</mi>
              <mo stretchy="false">=</mo>
              <mn>1</mn>
            </mrow>
          </mrow>
          <mi>k</mi>
        </msubsup>
        <msub>
          <mo stretchy="false">Є</mo>
          <mi mathvariant="italic">Pi</mi>
        </msub>
      </mrow>
    </mrow>
    <annotation encoding="StarMath 5.0">%Ux0404_Ptot ~=~ sum _{i = 1} ^k %Ux0404_Pi </annotation>
  </semantics>
</math>
</file>

<file path=Object 5/content.xml><?xml version="1.0" encoding="utf-8"?>
<math xmlns="http://www.w3.org/1998/Math/MathML">
  <semantics>
    <mrow>
      <msub>
        <mo stretchy="false">Є</mo>
        <mi>p</mi>
      </msub>
      <mrow>
        <mi/>
        <mo stretchy="false">=</mo>
        <mi/>
      </mrow>
      <mrow>
        <mrow>
          <msub>
            <mo stretchy="false">ρ</mo>
            <mi>m</mi>
          </msub>
          <mo stretchy="false">⋅</mo>
          <msub>
            <mi>v</mi>
            <mi>g</mi>
          </msub>
        </mrow>
        <mo stretchy="false">⋅</mo>
        <msub>
          <mo stretchy="false">Γ</mo>
          <mi>h</mi>
        </msub>
      </mrow>
    </mrow>
    <annotation encoding="StarMath 5.0">%Ux0404_p ~=~ %rho_m  cdot v_g cdot %GAMMA_h</annotation>
  </semantics>
</math>
</file>

<file path=Object 6/content.xml><?xml version="1.0" encoding="utf-8"?>
<math xmlns="http://www.w3.org/1998/Math/MathML">
  <semantics>
    <mrow>
      <msub>
        <mo stretchy="false">Є</mo>
        <mi>P</mi>
      </msub>
      <mrow>
        <mi/>
        <mo stretchy="false">=</mo>
        <mi/>
      </mrow>
      <mfrac>
        <msub>
          <mi>F</mi>
          <mi>f</mi>
        </msub>
        <msub>
          <mo stretchy="false">Γ</mo>
          <mi>A</mi>
        </msub>
      </mfrac>
    </mrow>
    <annotation encoding="StarMath 5.0">%Ux0404_P ~=~ F_f over %GAMMA_A</annotation>
  </semantics>
</math>
</file>

<file path=Object 7/content.xml><?xml version="1.0" encoding="utf-8"?>
<math xmlns="http://www.w3.org/1998/Math/MathML">
  <semantics>
    <mrow>
      <mfrac>
        <msub>
          <mo stretchy="false">Є</mo>
          <mi>T</mi>
        </msub>
        <msub>
          <mo stretchy="false">Є</mo>
          <mi>P</mi>
        </msub>
      </mfrac>
      <mrow>
        <mi/>
        <mo stretchy="false">=</mo>
        <mi/>
      </mrow>
      <mfrac>
        <msub>
          <mi>C</mi>
          <mi>V</mi>
        </msub>
        <mrow>
          <mi>n</mi>
          <msub>
            <mi>K</mi>
            <mi>R</mi>
          </msub>
        </mrow>
      </mfrac>
      <mi/>
      <mi>,</mi>
      <mi/>
      <mrow>
        <msub>
          <mo stretchy="false">Є</mo>
          <mi>P</mi>
        </msub>
        <mo stretchy="false">⋅</mo>
        <msub>
          <mi>C</mi>
          <mi>V</mi>
        </msub>
      </mrow>
      <mrow>
        <mi/>
        <mo stretchy="false">=</mo>
        <mi/>
      </mrow>
      <mi>n</mi>
      <msub>
        <mi>K</mi>
        <mi>R</mi>
      </msub>
      <msub>
        <mo stretchy="false">Є</mo>
        <mi>T</mi>
      </msub>
    </mrow>
    <annotation encoding="StarMath 5.0">%Ux0404_T over %Ux0404_P  ~=~ C_V over {n K_R} `,~ %Ux0404_P cdot C_V ~=~ n K_R %Ux0404_T </annotation>
  </semantics>
</math>
</file>

<file path=Object 8/content.xml><?xml version="1.0" encoding="utf-8"?>
<math xmlns="http://www.w3.org/1998/Math/MathML">
  <semantics>
    <mrow>
      <mrow>
        <mfenced open="(" close=")">
          <mrow>
            <msub>
              <mo stretchy="false">Є</mo>
              <mi>p</mi>
            </msub>
            <mrow>
              <mi/>
              <mo stretchy="false">+</mo>
              <mi/>
            </mrow>
            <mfrac>
              <mrow>
                <msup>
                  <mi mathvariant="italic">an</mi>
                  <mn>2</mn>
                </msup>
              </mrow>
              <mrow>
                <msubsup>
                  <mi>C</mi>
                  <mi>V</mi>
                  <mn>2</mn>
                </msubsup>
              </mrow>
            </mfrac>
          </mrow>
        </mfenced>
        <mo stretchy="false">⋅</mo>
        <mrow>
          <mo stretchy="false">(</mo>
          <mrow>
            <msub>
              <mi>C</mi>
              <mi>V</mi>
            </msub>
            <mrow>
              <mi/>
              <mo stretchy="false">−</mo>
              <mrow>
                <mi>n</mi>
                <mo stretchy="false">⋅</mo>
                <mi>b</mi>
              </mrow>
            </mrow>
          </mrow>
          <mo stretchy="false">)</mo>
        </mrow>
      </mrow>
      <mrow>
        <mi/>
        <mo stretchy="false">=</mo>
        <mi/>
      </mrow>
      <mi>n</mi>
      <msub>
        <mi>K</mi>
        <mi>R</mi>
      </msub>
      <msub>
        <mo stretchy="false">Є</mo>
        <mi>T</mi>
      </msub>
    </mrow>
    <annotation encoding="StarMath 5.0">left ( %Ux0404_p `+` {an^2}over{C_V^2} right ) cdot  (C_V `-n cdot b ) ~=~ n K_R %Ux0404_T </annotation>
  </semantics>
</math>
</file>

<file path=Object 9/content.xml><?xml version="1.0" encoding="utf-8"?>
<math xmlns="http://www.w3.org/1998/Math/MathML">
  <semantics>
    <mrow>
      <msub>
        <mo stretchy="false">ρ</mo>
        <mi>m</mi>
      </msub>
      <mrow>
        <mi/>
        <mo stretchy="false">=</mo>
        <mi/>
      </mrow>
      <mfrac>
        <mrow>
          <msub>
            <mo stretchy="false">Є</mo>
            <mi>P</mi>
          </msub>
          <msub>
            <mo stretchy="false">Є</mo>
            <mi>M</mi>
          </msub>
        </mrow>
        <mrow>
          <msub>
            <mi>K</mi>
            <mi>R</mi>
          </msub>
          <msub>
            <mo stretchy="false">Є</mo>
            <mi>T</mi>
          </msub>
        </mrow>
      </mfrac>
    </mrow>
    <annotation encoding="StarMath 5.0">%rho_m ~=~ {%Ux0404_P %Ux0404_M}over{K_R %Ux0404_T}</annotation>
  </semantics>
</math>
</file>